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76aa" officeooo:paragraph-rsid="001a76aa" style:font-size-asian="12.25pt" style:font-size-complex="14pt"/>
    </style:style>
    <style:style style:name="P2" style:family="paragraph" style:parent-style-name="Standard">
      <style:text-properties fo:font-size="14pt" officeooo:rsid="001a76aa" officeooo:paragraph-rsid="001a76aa" style:font-size-asian="12.25pt" style:font-size-complex="14pt"/>
    </style:style>
    <style:style style:name="P3" style:family="paragraph" style:parent-style-name="Standard">
      <style:text-properties fo:font-size="14pt" officeooo:rsid="001bdb32" officeooo:paragraph-rsid="001bdb32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#include&lt;unordered_map&gt;</text:p>
      <text:p text:style-name="P1">using namespace std;</text:p>
      <text:p text:style-name="P1"/>
      <text:p text:style-name="P1">int main()</text:p>
      <text:p text:style-name="P1">{</text:p>
      <text:p text:style-name="P1"><text:s text:c="4"/>unordered_multimap&lt;int,int&gt;map;</text:p>
      <text:p text:style-name="P1"/>
      <text:p text:style-name="P1"><text:s text:c="4"/>map.insert(make_pair(1,23));</text:p>
      <text:p text:style-name="P1"><text:s text:c="4"/>map.insert(make_pair(2,45));</text:p>
      <text:p text:style-name="P1"><text:s text:c="4"/>map.insert(make_pair(3,86));</text:p>
      <text:p text:style-name="P1"><text:s text:c="4"/>map.insert(make_pair(4,68));</text:p>
      <text:p text:style-name="P1"><text:s text:c="4"/>map.insert(make_pair(5,97));</text:p>
      <text:p text:style-name="P1"/>
      <text:p text:style-name="P1"><text:s text:c="4"/>for(const auto&amp; it : map)</text:p>
      <text:p text:style-name="P1"><text:s text:c="8"/>cout&lt;&lt;it.first&lt;&lt;" : "&lt;&lt;it.second&lt;&lt;endl;</text:p>
      <text:p text:style-name="P1"/>
      <text:p text:style-name="P1"><text:s text:c="4"/>return 0;</text:p>
      <text:p text:style-name="P1">}</text:p>
      <text:p text:style-name="P1"/>
      <text:p text:style-name="P1">2)#include&lt;iostream&gt;</text:p>
      <text:p text:style-name="P1">#include&lt;unordered_map&gt;</text:p>
      <text:p text:style-name="P1">using namespace std;</text:p>
      <text:p text:style-name="P1"/>
      <text:p text:style-name="P1">int main()</text:p>
      <text:p text:style-name="P1">{</text:p>
      <text:p text:style-name="P1"><text:s text:c="4"/>unordered_multimap&lt;int,int&gt;map,multi;</text:p>
      <text:p text:style-name="P1"/>
      <text:p text:style-name="P1"><text:s text:c="4"/>map.insert(make_pair(1,23));</text:p>
      <text:p text:style-name="P1"><text:s text:c="4"/>map.insert(make_pair(2,45));</text:p>
      <text:p text:style-name="P1"><text:s text:c="4"/>map.insert(make_pair(3,86));</text:p>
      <text:p text:style-name="P1"><text:s text:c="4"/>map.insert(make_pair(4,68));</text:p>
      <text:p text:style-name="P1"><text:s text:c="4"/>map.insert(make_pair(5,97));</text:p>
      <text:p text:style-name="P1"/>
      <text:p text:style-name="P1"><text:s text:c="4"/>multi=map;</text:p>
      <text:p text:style-name="P1"><text:s text:c="4"/>for(const auto&amp; it : multi)</text:p>
      <text:p text:style-name="P1"><text:s text:c="8"/>cout&lt;&lt;it.first&lt;&lt;" : "&lt;&lt;it.second&lt;&lt;endl;</text:p>
      <text:p text:style-name="P1"/>
      <text:p text:style-name="P1"><text:s text:c="4"/>return 0;</text:p>
      <text:p text:style-name="P1">}</text:p>
      <text:p text:style-name="P1"/>
      <text:p text:style-name="P1"/>
      <text:p text:style-name="P1">3)There is no reverse function.</text:p>
      <text:p text:style-name="P1"/>
      <text:p text:style-name="P1"/>
      <text:p text:style-name="P1"><text:soft-page-break/>4)#include&lt;iostream&gt;</text:p>
      <text:p text:style-name="P1">#include&lt;unordered_map&gt;</text:p>
      <text:p text:style-name="P1">using namespace std;</text:p>
      <text:p text:style-name="P1"/>
      <text:p text:style-name="P1">int main()</text:p>
      <text:p text:style-name="P1">{</text:p>
      <text:p text:style-name="P1"><text:s text:c="4"/>unordered_multimap&lt;string,int&gt;map;</text:p>
      <text:p text:style-name="P1"><text:s text:c="4"/>string str="Ineuron for Ineuron Ineuron quiz practice qa for";</text:p>
      <text:p text:style-name="P1"/>
      <text:p text:style-name="P1"><text:s text:c="4"/>string word;</text:p>
      <text:p text:style-name="P1"><text:s text:c="4"/>for(int i=0;i&lt;str.length();i++)</text:p>
      <text:p text:style-name="P1"><text:s text:c="4"/>{</text:p>
      <text:p text:style-name="P1"><text:s text:c="8"/>if(str[i]==' ')</text:p>
      <text:p text:style-name="P1"><text:s text:c="8"/>{</text:p>
      <text:p text:style-name="P1"><text:s text:c="12"/>map.insert(make_pair(word,1));</text:p>
      <text:p text:style-name="P1"><text:s text:c="12"/>word="";</text:p>
      <text:p text:style-name="P1"><text:s text:c="8"/>}</text:p>
      <text:p text:style-name="P1"><text:s text:c="8"/>else</text:p>
      <text:p text:style-name="P1"><text:s text:c="12"/>word+=str[i];</text:p>
      <text:p text:style-name="P1"><text:s text:c="4"/>}</text:p>
      <text:p text:style-name="P1"/>
      <text:p text:style-name="P1"><text:s text:c="4"/>string prev="";</text:p>
      <text:p text:style-name="P1"><text:s text:c="4"/>for(const auto&amp; it:map)</text:p>
      <text:p text:style-name="P1"><text:s text:c="4"/>{</text:p>
      <text:p text:style-name="P1"><text:s text:c="8"/>if(prev!=it.first)</text:p>
      <text:p text:style-name="P1"><text:s text:c="8"/>{</text:p>
      <text:p text:style-name="P1"><text:s text:c="12"/>cout&lt;&lt;it.first&lt;&lt;" : "&lt;&lt;map.count(it.first)&lt;&lt;endl;</text:p>
      <text:p text:style-name="P1"><text:s text:c="12"/>prev=it.first;</text:p>
      <text:p text:style-name="P1"><text:s text:c="8"/>}</text:p>
      <text:p text:style-name="P1"><text:s text:c="4"/>}</text:p>
      <text:p text:style-name="P1"/>
      <text:p text:style-name="P1"><text:s text:c="4"/>return 0;</text:p>
      <text:p text:style-name="P1">}</text:p>
      <text:p text:style-name="P1"/>
      <text:p text:style-name="P1">5)#include&lt;iostream&gt;</text:p>
      <text:p text:style-name="P1">#include&lt;unordered_map&gt;</text:p>
      <text:p text:style-name="P1">using namespace std;</text:p>
      <text:p text:style-name="P1"/>
      <text:p text:style-name="P1">int main()</text:p>
      <text:p text:style-name="P1">{</text:p>
      <text:p text:style-name="P1"><text:s text:c="4"/>unordered_multimap&lt;int,int&gt;map;</text:p>
      <text:p text:style-name="P1"><text:s text:c="4"/>int n;</text:p>
      <text:p text:style-name="P1"><text:s text:c="4"/>cout&lt;&lt;"Enter size of array : ";</text:p>
      <text:p text:style-name="P1"><text:s text:c="4"/>cin&gt;&gt;n;</text:p>
      <text:p text:style-name="P1"><text:s text:c="4"/>int arr[n];</text:p>
      <text:p text:style-name="P1"><text:soft-page-break/><text:s text:c="4"/></text:p>
      <text:p text:style-name="P1"><text:s text:c="4"/>cout&lt;&lt;"Enter elements of the array : ";</text:p>
      <text:p text:style-name="P1"><text:s text:c="4"/>for(int i=0;i&lt;n;i++)</text:p>
      <text:p text:style-name="P1"><text:s text:c="8"/>cin&gt;&gt;arr[i];</text:p>
      <text:p text:style-name="P1"/>
      <text:p text:style-name="P1"><text:s text:c="4"/>int x,y,k;</text:p>
      <text:p text:style-name="P1"><text:s text:c="4"/>cout&lt;&lt;"Enter values of X , Y and K : ";</text:p>
      <text:p text:style-name="P1"><text:s text:c="4"/>cin&gt;&gt;x&gt;&gt;y&gt;&gt;k;</text:p>
      <text:p text:style-name="P1"/>
      <text:p text:style-name="P1"><text:s text:c="4"/>for(int i=0;i&lt;n;i++)</text:p>
      <text:p text:style-name="P1"><text:s text:c="4"/>{</text:p>
      <text:p text:style-name="P1"><text:s text:c="8"/>for(int j=i+1;j&lt;n;j++)</text:p>
      <text:p text:style-name="P1"><text:s text:c="8"/>{</text:p>
      <text:p text:style-name="P1"><text:s text:c="12"/>if( ( (arr[i]*x) + (arr[j]*y) ) == k)</text:p>
      <text:p text:style-name="P1"><text:s text:c="16"/>map.insert(make_pair(i+1,j+1));</text:p>
      <text:p text:style-name="P1"><text:s text:c="8"/>}</text:p>
      <text:p text:style-name="P1"><text:s text:c="4"/>}</text:p>
      <text:p text:style-name="P1"/>
      <text:p text:style-name="P1"><text:s text:c="4"/>cout&lt;&lt;endl&lt;&lt;"The pairs are : "&lt;&lt;endl;</text:p>
      <text:p text:style-name="P1"><text:s text:c="4"/>for(const auto&amp; it : map)</text:p>
      <text:p text:style-name="P1"><text:s text:c="8"/>cout&lt;&lt;"("&lt;&lt;it.first&lt;&lt;","&lt;&lt;it.second&lt;&lt;")"&lt;&lt;endl;</text:p>
      <text:p text:style-name="P1"/>
      <text:p text:style-name="P1"><text:s text:c="4"/>return 0;</text:p>
      <text:p text:style-name="P1">}</text:p>
      <text:p text:style-name="P1"/>
      <text:p text:style-name="P1">6)#include&lt;iostream&gt;</text:p>
      <text:p text:style-name="P1">#include&lt;unordered_map&gt;</text:p>
      <text:p text:style-name="P1">using namespace std;</text:p>
      <text:p text:style-name="P1"/>
      <text:p text:style-name="P1">int main()</text:p>
      <text:p text:style-name="P1">{</text:p>
      <text:p text:style-name="P1"><text:s text:c="4"/>unordered_multimap&lt;int,int&gt;map;</text:p>
      <text:p text:style-name="P1"><text:s text:c="4"/>int n;</text:p>
      <text:p text:style-name="P1"><text:s text:c="4"/>cout&lt;&lt;"Enter size of array : ";</text:p>
      <text:p text:style-name="P1"><text:s text:c="4"/>cin&gt;&gt;n;</text:p>
      <text:p text:style-name="P1"><text:s text:c="4"/>int arr[n];</text:p>
      <text:p text:style-name="P1"><text:s text:c="4"/></text:p>
      <text:p text:style-name="P1"><text:s text:c="4"/>cout&lt;&lt;"Enter elements of the array : ";</text:p>
      <text:p text:style-name="P1"><text:s text:c="4"/>for(int i=0;i&lt;n;i++)</text:p>
      <text:p text:style-name="P1"><text:s text:c="8"/>cin&gt;&gt;arr[i]; <text:s text:c="2"/></text:p>
      <text:p text:style-name="P1"/>
      <text:p text:style-name="P1"><text:s text:c="4"/>for(int i=0;i&lt;n;i++)</text:p>
      <text:p text:style-name="P1"><text:s text:c="4"/>{</text:p>
      <text:p text:style-name="P1"><text:s text:c="8"/>auto it=map.find(arr[i]);</text:p>
      <text:p text:style-name="P1"><text:s text:c="8"/>if(it!=map.end())</text:p>
      <text:p text:style-name="P1"><text:soft-page-break/><text:s text:c="12"/>it-&gt;second++;</text:p>
      <text:p text:style-name="P1"><text:s text:c="8"/>else</text:p>
      <text:p text:style-name="P1"><text:s text:c="12"/>map.insert(make_pair(arr[i],1));</text:p>
      <text:p text:style-name="P1"><text:s text:c="4"/>}</text:p>
      <text:p text:style-name="P1"/>
      <text:p text:style-name="P1"><text:s text:c="4"/>auto it=map.begin();</text:p>
      <text:p text:style-name="P1"><text:s text:c="4"/>int num=it-&gt;first;</text:p>
      <text:p text:style-name="P1"><text:s text:c="4"/>int freq=it-&gt;second;</text:p>
      <text:p text:style-name="P1"><text:s text:c="4"/>for(const auto&amp; it : map)</text:p>
      <text:p text:style-name="P1"><text:s text:c="4"/>{</text:p>
      <text:p text:style-name="P1"><text:s text:c="8"/>if(it.second &lt;= freq)</text:p>
      <text:p text:style-name="P1"><text:s text:c="8"/>{</text:p>
      <text:p text:style-name="P1"><text:s text:c="12"/>freq=it.second;</text:p>
      <text:p text:style-name="P1"><text:s text:c="12"/>if(num&lt;it.first)</text:p>
      <text:p text:style-name="P1"><text:s text:c="16"/>num=it.first;</text:p>
      <text:p text:style-name="P1"><text:s text:c="8"/>}</text:p>
      <text:p text:style-name="P1"><text:s text:c="4"/>}</text:p>
      <text:p text:style-name="P1"/>
      <text:p text:style-name="P1"><text:s text:c="4"/>cout&lt;&lt;"Highest element with lowest frequency "&lt;&lt;freq&lt;&lt;" is "&lt;&lt;num&lt;&lt;endl;</text:p>
      <text:p text:style-name="P1"/>
      <text:p text:style-name="P1"><text:s text:c="4"/>return 0;</text:p>
      <text:p text:style-name="P1">}</text:p>
      <text:p text:style-name="P1"/>
      <text:p text:style-name="P3">7)#include&lt;iostream&gt;</text:p>
      <text:p text:style-name="P3">#include&lt;unordered_map&gt;</text:p>
      <text:p text:style-name="P3">using namespace std;</text:p>
      <text:p text:style-name="P3"/>
      <text:p text:style-name="P3">int main()</text:p>
      <text:p text:style-name="P3">{</text:p>
      <text:p text:style-name="P3"><text:s text:c="4"/>unordered_multimap&lt;int,int&gt;map;</text:p>
      <text:p text:style-name="P3"><text:s text:c="4"/>int n;</text:p>
      <text:p text:style-name="P3"><text:s text:c="4"/>cout&lt;&lt;"Enter size of array : ";</text:p>
      <text:p text:style-name="P3"><text:s text:c="4"/>cin&gt;&gt;n;</text:p>
      <text:p text:style-name="P3"><text:s text:c="4"/>int arr[n],rev_arr[n];</text:p>
      <text:p text:style-name="P3"><text:s text:c="4"/></text:p>
      <text:p text:style-name="P3"><text:s text:c="4"/>cout&lt;&lt;"Enter elements of the array : ";</text:p>
      <text:p text:style-name="P3"><text:s text:c="4"/>for(int i=0;i&lt;n;i++)</text:p>
      <text:p text:style-name="P3"><text:s text:c="8"/>cin&gt;&gt;arr[i];</text:p>
      <text:p text:style-name="P3"/>
      <text:p text:style-name="P3"><text:s text:c="4"/>for(int i=0;i&lt;n;i++)</text:p>
      <text:p text:style-name="P3"><text:s text:c="8"/>rev_arr[i]=arr[n-i-1];</text:p>
      <text:p text:style-name="P3"/>
      <text:p text:style-name="P3"><text:s text:c="4"/>for(int i=0;i&lt;n;i++)</text:p>
      <text:p text:style-name="P3"><text:s text:c="8"/>cout&lt;&lt;arr[i]&lt;&lt;" ";</text:p>
      <text:p text:style-name="P3"><text:s text:c="4"/>cout&lt;&lt;endl;</text:p>
      <text:p text:style-name="P3"><text:soft-page-break/><text:s text:c="4"/>for(int i=0;i&lt;n;i++)</text:p>
      <text:p text:style-name="P3"><text:s text:c="8"/>cout&lt;&lt;rev_arr[i]&lt;&lt;" ";</text:p>
      <text:p text:style-name="P3"><text:s text:c="4"/>cout&lt;&lt;endl;</text:p>
      <text:p text:style-name="P3"/>
      <text:p text:style-name="P3"><text:s text:c="4"/>for(int i=0;i&lt;n;i++)</text:p>
      <text:p text:style-name="P3"><text:s text:c="4"/>{</text:p>
      <text:p text:style-name="P3"><text:s text:c="8"/>for(int j=i+1;j&lt;n;j++)</text:p>
      <text:p text:style-name="P3"><text:s text:c="8"/>{</text:p>
      <text:p text:style-name="P3"><text:s text:c="12"/>int s1=arr[i]+rev_arr[j];</text:p>
      <text:p text:style-name="P3"><text:s text:c="12"/>int s2=rev_arr[i]+arr[j];</text:p>
      <text:p text:style-name="P3"><text:s text:c="12"/>if(s1==s2)</text:p>
      <text:p text:style-name="P3"><text:s text:c="16"/>map.insert(make_pair(i,j));</text:p>
      <text:p text:style-name="P3"><text:s text:c="8"/>}</text:p>
      <text:p text:style-name="P3"><text:s text:c="4"/>}</text:p>
      <text:p text:style-name="P3"/>
      <text:p text:style-name="P3"><text:s text:c="4"/>for(const auto&amp; it:map)</text:p>
      <text:p text:style-name="P3"><text:s text:c="8"/>cout&lt;&lt;it.first&lt;&lt;" : "&lt;&lt;it.second&lt;&lt;endl; <text:s/></text:p>
      <text:p text:style-name="P3"><text:s text:c="4"/>return 0;</text:p>
      <text:p text:style-name="P3">}</text:p>
      <text:p text:style-name="P3"/>
      <text:p text:style-name="P3">8)#include&lt;iostream&gt;</text:p>
      <text:p text:style-name="P3">#include&lt;unordered_map&gt;</text:p>
      <text:p text:style-name="P3">using namespace std;</text:p>
      <text:p text:style-name="P3"/>
      <text:p text:style-name="P3">int main()</text:p>
      <text:p text:style-name="P3">{</text:p>
      <text:p text:style-name="P3"><text:s text:c="4"/>unordered_multimap&lt;int,int&gt;map;</text:p>
      <text:p text:style-name="P3"><text:s text:c="4"/>int n;</text:p>
      <text:p text:style-name="P3"><text:s text:c="4"/>cout&lt;&lt;"Enter size of array : ";</text:p>
      <text:p text:style-name="P3"><text:s text:c="4"/>cin&gt;&gt;n;</text:p>
      <text:p text:style-name="P3"><text:s text:c="4"/>int arr[n];</text:p>
      <text:p text:style-name="P3"/>
      <text:p text:style-name="P3"><text:s text:c="4"/>cout&lt;&lt;"Enter elements of the array : ";</text:p>
      <text:p text:style-name="P3"><text:s text:c="4"/>for(int i=0;i&lt;n;i++)</text:p>
      <text:p text:style-name="P3"><text:s text:c="8"/>cin&gt;&gt;arr[i]; <text:s text:c="2"/></text:p>
      <text:p text:style-name="P3"/>
      <text:p text:style-name="P3"><text:s text:c="4"/>for(int i=0;i&lt;n;i++)</text:p>
      <text:p text:style-name="P3"><text:s text:c="4"/>{</text:p>
      <text:p text:style-name="P3"><text:s text:c="8"/>auto it=map.find(arr[i]);</text:p>
      <text:p text:style-name="P3"><text:s text:c="8"/>if(it!=map.end())</text:p>
      <text:p text:style-name="P3"><text:s text:c="12"/>it-&gt;second++;</text:p>
      <text:p text:style-name="P3"><text:s text:c="8"/>else</text:p>
      <text:p text:style-name="P3"><text:s text:c="12"/>map.insert(make_pair(arr[i],1));</text:p>
      <text:p text:style-name="P3"><text:s text:c="4"/>}</text:p>
      <text:p text:style-name="P3"/>
      <text:p text:style-name="P3"><text:soft-page-break/><text:s text:c="4"/>for(const auto&amp; it:map)</text:p>
      <text:p text:style-name="P3"><text:s text:c="4"/>{</text:p>
      <text:p text:style-name="P3"><text:s text:c="8"/>if(it.second==1)</text:p>
      <text:p text:style-name="P3"><text:s text:c="12"/>cout&lt;&lt;it.first&lt;&lt;endl;</text:p>
      <text:p text:style-name="P3"><text:s text:c="4"/>}</text:p>
      <text:p text:style-name="P3"><text:s text:c="4"/>return 0;</text:p>
      <text:p text:style-name="P3">}</text:p>
      <text:p text:style-name="P3"/>
      <text:p text:style-name="P3">10)Already don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6:16:42.610034820</meta:creation-date>
    <dc:date>2024-02-25T20:23:28.804444270</dc:date>
    <meta:editing-duration>PT1H12M55S</meta:editing-duration>
    <meta:editing-cycles>2</meta:editing-cycles>
    <meta:generator>LibreOffice/7.6.4.1$MacOSX_X86_64 LibreOffice_project/e19e193f88cd6c0525a17fb7a176ed8e6a3e2aa1</meta:generator>
    <meta:document-statistic meta:table-count="0" meta:image-count="0" meta:object-count="0" meta:page-count="6" meta:paragraph-count="193" meta:word-count="369" meta:character-count="4138" meta:non-whitespace-character-count="3055"/>
  </office:meta>
</office:document-meta>
</file>